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center" draw:textarea-vertical-align="middle"/>
    </style:style>
    <style:style style:name="gr2" style:family="graphic" style:parent-style-name="standard">
      <style:graphic-properties draw:stroke="none" draw:fill-color="#ff0000" draw:textarea-horizontal-align="center" draw:textarea-vertical-align="middle"/>
    </style:style>
    <style:style style:name="gr3" style:family="graphic" style:parent-style-name="standard">
      <style:graphic-properties draw:fill-color="#0000ff" draw:textarea-horizontal-align="center" draw:textarea-vertical-align="middle"/>
    </style:style>
    <style:style style:name="gr4" style:family="graphic" style:parent-style-name="standard">
      <style:graphic-properties draw:stroke="none" draw:fill-color="#0000ff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svg:stroke-width="0.127cm" draw:marker-start="Arrow_20_concave" draw:marker-start-width="0.635cm" draw:marker-end="" draw:marker-end-width="0.483cm" draw:textarea-horizontal-align="center" draw:textarea-vertical-align="middle" fo:padding-top="0.188cm" fo:padding-bottom="0.188cm" fo:padding-left="0.313cm" fo:padding-right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svg:stroke-width="0.127cm" draw:marker-start="Arrow_20_concave" draw:marker-start-width="0.635cm" draw:marker-end-width="0.483cm" draw:textarea-horizontal-align="center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svg:stroke-width="0.127cm" draw:marker-start="" draw:marker-start-width="0.635cm" draw:marker-end="Arrow_20_concave" draw:marker-end-width="0.635cm" draw:textarea-horizontal-align="center" draw:textarea-vertical-align="middle" fo:padding-top="0.188cm" fo:padding-bottom="0.188cm" fo:padding-left="0.313cm" fo:padding-right="0.313cm"/>
    </style:style>
    <style:style style:name="gr12" style:family="graphic" style:parent-style-name="standard">
      <style:graphic-properties svg:stroke-width="0.051cm" draw:marker-start-width="0.381cm" draw:marker-end-width="0.381cm" draw:fill="none" draw:fill-color="#000000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otted" svg:stroke-width="0.127cm" svg:stroke-color="#23ff23" draw:marker-start="Rounded_20_large_20_Arrow" draw:marker-start-width="0.432cm" draw:marker-end-width="0.483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3pt" fo:font-style="italic" style:font-size-asian="23pt" style:font-style-asian="italic" style:font-size-complex="23pt" style:font-style-complex="italic"/>
    </style:style>
    <style:style style:name="P3" style:family="paragraph">
      <style:text-properties fo:font-size="23pt" fo:font-style="italic" style:font-size-asian="23pt" style:font-style-asian="italic" style:font-size-complex="23pt" style:font-style-complex="italic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6pt"/>
    </style:style>
    <style:style style:name="P8" style:family="paragraph">
      <style:text-properties fo:font-family="Symbol" style:font-pitch="variable" style:font-charset="x-symbol" fo:font-size="26pt"/>
    </style:style>
    <style:style style:name="P9" style:family="paragraph">
      <style:text-properties fo:color="#23ff23" fo:font-size="25pt" style:font-size-asian="25pt" style:font-size-complex="25pt"/>
    </style:style>
    <style:style style:name="P10" style:family="paragraph">
      <style:text-properties fo:color="#23ff23" fo:font-size="25pt" fo:font-style="italic" style:font-size-asian="25pt" style:font-style-asian="italic" style:font-size-complex="25pt" style:font-style-complex="italic"/>
    </style:style>
    <style:style style:name="T1" style:family="text">
      <style:text-properties fo:font-size="23pt" fo:font-style="italic" style:font-size-asian="23pt" style:font-style-asian="italic" style:font-size-complex="23pt" style:font-style-complex="italic"/>
    </style:style>
    <style:style style:name="T2" style:family="text">
      <style:text-properties fo:font-family="Symbol" style:font-pitch="variable" style:font-charset="x-symbol" fo:font-size="22pt" style:font-size-asian="22pt" style:font-size-complex="22pt"/>
    </style:style>
    <style:style style:name="T3" style:family="text">
      <style:text-properties fo:font-size="26pt"/>
    </style:style>
    <style:style style:name="T4" style:family="text">
      <style:text-properties fo:font-family="Symbol" style:font-pitch="variable" style:font-charset="x-symbol" fo:font-size="26pt"/>
    </style:style>
    <style:style style:name="T5" style:family="text">
      <style:text-properties fo:color="#23ff23" fo:font-size="25pt" fo:font-style="italic" style:font-size-asian="25pt" style:font-style-asian="italic" style:font-size-complex="25pt" style:font-style-complex="italic"/>
    </style:style>
    <style:style style:name="T6" style:family="text">
      <style:text-properties fo:color="#23ff23" fo:font-family="'Century Schoolbook L'" style:font-family-generic="roman" style:font-pitch="variable" fo:font-size="25pt" fo:font-style="italic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159cm" svg:height="3.251cm" svg:x="12.98cm" svg:y="8.742cm">
          <text:p/>
        </draw:ellipse>
        <draw:ellipse draw:style-name="gr2" draw:text-style-name="P1" draw:layer="layout" svg:width="3.159cm" svg:height="3.251cm" svg:x="15.381cm" svg:y="8.743cm">
          <text:p/>
        </draw:ellipse>
        <draw:ellipse draw:style-name="gr3" draw:text-style-name="P1" draw:layer="layout" svg:width="3.159cm" svg:height="3.251cm" svg:x="12.98cm" svg:y="11.995cm">
          <text:p/>
        </draw:ellipse>
        <draw:ellipse draw:style-name="gr4" draw:text-style-name="P1" draw:layer="layout" svg:width="3.159cm" svg:height="3.251cm" svg:x="15.381cm" svg:y="11.995cm">
          <text:p/>
        </draw:ellipse>
        <draw:custom-shape draw:style-name="gr5" draw:text-style-name="P1" draw:layer="layout" svg:width="2.211cm" svg:height="0.392cm" draw:transform="rotate (-0.192335283570925) translate (11.97cm 12.017cm)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2.211cm" svg:height="0.392cm" draw:transform="rotate (-0.192335283570925) translate (17.296cm 12.017cm)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1.793cm" svg:y1="11.035cm" svg:x2="14.108cm" svg:y2="11.961cm">
          <text:p/>
        </draw:line>
        <draw:line draw:style-name="gr6" draw:text-style-name="P1" draw:layer="layout" svg:x1="19.676cm" svg:y1="11.051cm" svg:x2="17.361cm" svg:y2="11.977cm">
          <text:p/>
        </draw:line>
        <draw:ellipse draw:style-name="gr3" draw:text-style-name="P1" draw:layer="layout" svg:width="3.819cm" svg:height="1.74cm" draw:transform="skewX (0.147131255943094) rotate (-0.658512726778523) translate (12.688cm 1.75cm)">
          <text:p/>
        </draw:ellipse>
        <draw:custom-shape draw:style-name="gr5" draw:text-style-name="P1" draw:layer="layout" svg:width="2.211cm" svg:height="0.392cm" draw:transform="rotate (-0.192335283570925) translate (11.97cm 4.917cm)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2.211cm" svg:height="0.392cm" draw:transform="rotate (-0.192335283570925) translate (17.296cm 4.917cm)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1.793cm" svg:y1="3.935cm" svg:x2="14.108cm" svg:y2="4.861cm">
          <text:p/>
        </draw:line>
        <draw:line draw:style-name="gr6" draw:text-style-name="P1" draw:layer="layout" svg:x1="19.676cm" svg:y1="3.951cm" svg:x2="17.361cm" svg:y2="4.877cm">
          <text:p/>
        </draw:line>
        <draw:line draw:style-name="gr7" draw:text-style-name="P1" draw:layer="layout" svg:x1="3.961cm" svg:y1="2.436cm" svg:x2="3.97cm" svg:y2="12.834cm">
          <text:p/>
        </draw:line>
        <draw:frame draw:style-name="gr8" draw:text-style-name="P3" draw:layer="layout" svg:width="1.044cm" svg:height="1.162cm" svg:x="2.526cm" svg:y="2.701cm">
          <draw:text-box>
            <text:p text:style-name="P2"><text:span text:style-name="T1">E</text:span></text:p>
          </draw:text-box>
        </draw:frame>
        <draw:line draw:style-name="gr9" draw:text-style-name="P1" draw:layer="layout" svg:x1="4.032cm" svg:y1="12.777cm" svg:x2="9.747cm" svg:y2="12.777cm">
          <text:p/>
        </draw:line>
        <draw:line draw:style-name="gr9" draw:text-style-name="P1" draw:layer="layout" svg:x1="4.033cm" svg:y1="5.741cm" svg:x2="9.748cm" svg:y2="5.741cm">
          <text:p/>
        </draw:line>
        <draw:line draw:style-name="gr10" draw:text-style-name="P1" draw:layer="layout" svg:x1="5.836cm" svg:y1="11.252cm" svg:x2="5.836cm" svg:y2="13.792cm">
          <text:p/>
        </draw:line>
        <draw:line draw:style-name="gr11" draw:text-style-name="P1" draw:layer="layout" svg:x1="7.236cm" svg:y1="11.45cm" svg:x2="7.236cm" svg:y2="13.99cm">
          <text:p/>
        </draw:line>
        <draw:frame draw:style-name="gr8" draw:text-style-name="P5" draw:layer="layout" svg:width="1.315cm" svg:height="1.199cm" svg:x="8.466cm" svg:y="4.356cm">
          <draw:text-box>
            <text:p text:style-name="P4"><text:span text:style-name="T2">p*</text:span></text:p>
          </draw:text-box>
        </draw:frame>
        <draw:frame draw:style-name="gr8" draw:text-style-name="P5" draw:layer="layout" svg:width="0.925cm" svg:height="1.199cm" svg:x="8.566cm" svg:y="11.492cm">
          <draw:text-box>
            <text:p text:style-name="P4"><text:span text:style-name="T2">p</text:span></text:p>
          </draw:text-box>
        </draw:frame>
        <draw:ellipse draw:style-name="gr3" draw:text-style-name="P1" draw:layer="layout" svg:width="3.819cm" svg:height="1.74cm" draw:transform="skewX (0.147131255943094) rotate (-0.658512726778523) translate (16.987cm 4.501cm)">
          <text:p/>
        </draw:ellipse>
        <draw:ellipse draw:style-name="gr1" draw:text-style-name="P1" draw:layer="layout" svg:width="3.819cm" svg:height="1.739cm" draw:transform="skewX (-0.147305788868294) rotate (-2.48307992681305) translate (20.006cm 3.018cm)">
          <text:p/>
        </draw:ellipse>
        <draw:ellipse draw:style-name="gr1" draw:text-style-name="P1" draw:layer="layout" svg:width="3.819cm" svg:height="1.739cm" draw:transform="skewX (-0.147305788868294) rotate (-2.48307992681305) translate (15.707cm 5.667cm)">
          <text:p/>
        </draw:ellipse>
        <draw:frame draw:style-name="gr8" draw:text-style-name="P7" draw:layer="layout" svg:width="1.04cm" svg:height="1.276cm" svg:x="15.317cm" svg:y="9.861cm">
          <draw:text-box>
            <text:p text:style-name="P6"><text:span text:style-name="T3">+</text:span></text:p>
          </draw:text-box>
        </draw:frame>
        <draw:frame draw:style-name="gr8" draw:text-style-name="P8" draw:layer="layout" svg:width="1.006cm" svg:height="1.377cm" svg:x="17.836cm" svg:y="5.971cm">
          <draw:text-box>
            <text:p text:style-name="P6"><text:span text:style-name="T4">-</text:span></text:p>
          </draw:text-box>
        </draw:frame>
        <draw:frame draw:style-name="gr8" draw:text-style-name="P8" draw:layer="layout" svg:width="1.006cm" svg:height="1.377cm" svg:x="15.332cm" svg:y="12.892cm">
          <draw:text-box>
            <text:p text:style-name="P6"><text:span text:style-name="T4">-</text:span></text:p>
          </draw:text-box>
        </draw:frame>
        <draw:frame draw:style-name="gr8" draw:text-style-name="P7" draw:layer="layout" svg:width="1.04cm" svg:height="1.276cm" svg:x="12.718cm" svg:y="5.961cm">
          <draw:text-box>
            <text:p text:style-name="P6"><text:span text:style-name="T3">+</text:span></text:p>
          </draw:text-box>
        </draw:frame>
        <draw:frame draw:style-name="gr8" draw:text-style-name="P7" draw:layer="layout" svg:width="1.04cm" svg:height="1.276cm" svg:x="17.819cm" svg:y="2.561cm">
          <draw:text-box>
            <text:p text:style-name="P6"><text:span text:style-name="T3">+</text:span></text:p>
          </draw:text-box>
        </draw:frame>
        <draw:frame draw:style-name="gr8" draw:text-style-name="P8" draw:layer="layout" svg:width="1.006cm" svg:height="1.377cm" svg:x="12.852cm" svg:y="2.492cm">
          <draw:text-box>
            <text:p text:style-name="P6"><text:span text:style-name="T4">-</text:span></text:p>
          </draw:text-box>
        </draw:frame>
        <draw:ellipse draw:style-name="gr12" draw:text-style-name="P1" draw:layer="layout" svg:width="1.905cm" svg:height="3.372cm" svg:x="4.88cm" svg:y="10.828cm">
          <text:p/>
        </draw:ellipse>
        <draw:line draw:style-name="gr13" draw:text-style-name="P1" draw:layer="layout" svg:x1="5.836cm" svg:y1="6.152cm" svg:x2="5.836cm" svg:y2="10.597cm">
          <text:p/>
        </draw:line>
        <draw:frame draw:style-name="gr8" draw:text-style-name="P10" draw:layer="layout" svg:width="1.45cm" svg:height="1.419cm" svg:x="6.201cm" svg:y="8.211cm">
          <draw:text-box>
            <text:p text:style-name="P9"><text:span text:style-name="T5">h</text:span><text:span text:style-name="T6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0.9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meta:creation-date>2007-03-29T10:49:42</meta:creation-date>
    <dc:creator>Jussi Eloranta</dc:creator>
    <dc:date>2011-01-13T14:51:15</dc:date>
    <dc:language>en-US</dc:language>
    <meta:editing-cycles>29</meta:editing-cycles>
    <meta:editing-duration>PT1H12M3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